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Mono">
      <style:text-properties style:font-name="Courier New"/>
    </style:style>
    <style:style style:name="P3" style:family="paragraph" style:parent-style-name="Mono">
      <style:paragraph-properties fo:margin-top="0cm" fo:margin-bottom="0cm" style:contextual-spacing="false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8839f"/>
    </style:style>
    <style:style style:name="T2" style:family="text">
      <style:text-properties style:font-name="Courier New"/>
    </style:style>
    <style:style style:name="T3" style:family="text">
      <style:text-properties style:font-name="Liberation Sans"/>
    </style:style>
    <style:style style:name="T4" style:family="text">
      <style:text-properties officeooo:rsid="000b6329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mit </text:span><text:a xlink:type="simple" xlink:href="https://github.com/podofo/podofo/commit/34a748c8432fb78adb8b669583d94c7f74be02fc" text:style-name="Internet_20_link" text:visited-style-name="Visited_20_Internet_20_Link">34a748c8432fb78adb8b669583d94c7f74be02fc</text:a></text:p>
      <text:p text:style-name="Text_20_body"><text:span text:style-name="T2">class PdfEncryptAESV2 : public PdfEncryptMD5Base, public PdfEncryptAESBase</text:span><text:span text:style-name="T3"> -&gt; </text:span><text:span text:style-name="T2">class PdfEncryptAESV2 final : public PdfEncryptMD5Base</text:span></text:p>
      <text:p text:style-name="P2"/>
      <text:p text:style-name="Text_20_body"><draw:frame draw:style-name="fr1" draw:name="Frame5" text:anchor-type="as-char" draw:z-index="4"><draw:text-box fo:min-height="0.041cm" fo:min-width="0.041cm"><text:p text:style-name="P3">PdfEncryptAESBase</text:p></draw:text-box></draw:frame><text:s text:c="2"/>-&gt; Class removed <text:span text:style-name="T2">PdfEncryptSHABase</text:span> -&gt; Class removed (but methods went to <text:span text:style-name="T2">PdfEncryptAESV3</text:span>)</text:p>
      <text:p text:style-name="Text_20_body">PreprocessPassword converted to use homegrown SASLprep implementation</text:p>
      <text:p text:style-name="Text_20_body"><text:span text:style-name="T2">MD5Context</text:span> class removed</text:p>
      <text:p text:style-name="Text_20_body"><text:span text:style-name="T2">PdfEncryptMD5Base::Authenticate</text:span> : created from pre-existing <text:span text:style-name="T2">PdfEncrypt::Authenticate PdfEncryptMD5Base::ComputeOwnerKey</text:span> : created from pre-existing <text:span text:style-name="T2">PdfEncrypt::ComputeOwnerKey</text:span> <text:span text:style-name="T2">PdfEncryptMD5Base::ComputeEncryptionKey</text:span>: created from pre-existing <text:span text:style-name="T2">PdfEncrypt::ComputeEncryptionKey PdfEncryptMD5Base::GenerateInitialVector</text:span>: created from pre-existing <text:span text:style-name="T2">PdfEncrypt::GenerateInitialVector</text:span></text:p>
      <text:p text:style-name="Text_20_body"><text:span text:style-name="T2">PdfEncryptAESV2::CalculateStreamLength()</text:span> : created from pre-existing <text:span text:style-name="T2">PdfEncryptAES::CalculateStreamLength() PdfEncryptAESV2::AES()</text:span>: created from <text:span text:style-name="T2">PdfEncryptAES::AES() PdfEncryptAESV2::CreateEncryptionOutputStream()</text:span> : created from pre-existing <text:span text:style-name="T2">PdfEncryptAES::CreateEncryptionOutputStream() PdfEncryptAESV2::GenerateEncryptionKey()</text:span> : created from from pre-existing <text:span text:style-name="T2">PdfEncrypt::GenerateEncryptionKey()</text:span></text:p>
      <text:p text:style-name="Text_20_body"><text:span text:style-name="T2">PdfEncryptMD5Base::CreateEncryptionDictionary() : created from pre-existing PdfEncryptRC4::CreateEncryptionDictionary(), and PdfEncryptAES::CreateEncryptionDictionary()</text:span> [<text:span text:style-name="T4">Much changed</text:span>] <text:span text:style-name="T2">PdfEncryptMD5Base::PadPassword()</text:span> : created from pre-existing <text:span text:style-name="T2">PdfEncrypt::PadPassword() PdfEncryptMD5Base::RC4()</text:span> : created from pre-existing <text:span text:style-name="T2">PdfEncrypt::PdfEncrypt() PdfEncryptMD5Base::GetMD5Binary()</text:span> : created from pre-existing <text:span text:style-name="T2">PdfEncrypt::GetMD5Binary()</text:span></text:p>
      <text:p text:style-name="Text_20_body"><text:span text:style-name="T2">PdfEncryptSHABase::PdfEncryptSHABase( const PdfEncrypt &amp; rhs )</text:span> -&gt; Removed constructor <text:span text:style-name="T2">PdfEncryptMD5Base::PdfEncryptMD5Base( const PdfEncrypt &amp; rhs )</text:span> -&gt; Removed constructor</text:p>
      <text:p text:style-name="P4">PdfEncryptAESV3::GenerateEncryptionKey(const PdfString &amp;) -&gt; void PdfEncryptAESV3::GenerateEncryptionKey( const string_view&amp; documentId, PdfAuthResult authResult, EVP_CIPHER_CTX* ctx, unsigned char uValue[48], unsigned char oValue[48], unsigned char encryptionKey[32])</text:p>
      <text:p text:style-name="Text_20_body"><text:soft-page-break/><text:span text:style-name="T2">PdfEncryptSHABase::ComputeUserKey</text:span> -&gt; <text:span text:style-name="T2">PdfEncryptAESV3::computeUserKey(const unsigned char* userpswd, unsigned len, unsigned revision, unsigned keyLength, const unsigned char encryptionKey[32], unsigned char uValue[48], unsigned char ueValue[32])</text:span></text:p>
      <text:p text:style-name="P4">PdfEncryptSHABase::ComputeOwnerKey(const unsigned char * ownerpswd, int len)<text:span text:style-name="T3"> -&gt; </text:span>void PdfEncryptAESV3::computeOwnerKey(const unsigned char* ownerpswd, unsigned len, unsigned revision, unsigned keyLength, const unsigned char encryptionKey[32], const unsigned char uValue[48], unsigned char oValue[48], unsigned char oeValue[32])</text:p>
      <text:p text:style-name="Mono">PdfEncryptAESV3::PdfEncryptAESV3( const std::string &amp; userPassword, const std::string &amp; ownerPassword, int protection)<text:span text:style-name="T3"> -&gt; </text:span>PdfEncryptAESV3::PdfEncryptAESV3(PdfString oValue, PdfString oeValue, PdfString uValue, PdfString ueValue, PdfPermissions pValue, PdfString permsValue, PdfAESV3Revision revision)</text:p>
      <text:p text:style-name="Text_20_body"><draw:frame draw:style-name="fr2" draw:name="Frame3" text:anchor-type="as-char" draw:z-index="1"><draw:text-box fo:min-height="0.041cm" fo:min-width="0.041cm"><text:p text:style-name="P3">PdfEncryptSHABase::CreateEncryptionDictionary()</text:p></draw:text-box></draw:frame><text:span text:style-name="T3"><text:s/>-&gt; </text:span><text:span text:style-name="T2">PdfEncryptAESV3::CreateEncryptionDictionary(PdfDictionary&amp; dictionary)</text:span></text:p>
      <text:p text:style-name="Text_20_body">NOTES:</text:p>
      <text:p text:style-name="Text_20_body"><draw:frame draw:style-name="fr2" draw:name="Frame2" text:anchor-type="as-char" draw:z-index="2"><draw:text-box fo:min-height="0.041cm" fo:min-width="0.041cm"><text:p text:style-name="P3">PdfEncryptAESV3::ComputeHash</text:p></draw:text-box></draw:frame><text:s/>was rewritten/added by Andreas Brzesowsky in <text:a xlink:type="simple" xlink:href="https://github.com/podofo/podofo/pull/339/changes/8c5795097ccf2fd91dc127f29cb4f403422c5c70" text:style-name="Internet_20_link" text:visited-style-name="Visited_20_Internet_20_Link">8c5795097ccf2fd91dc127f29cb4f403422c5c70</text:a></text:p>
      <text:p text:style-name="Text_20_body"><draw:frame draw:style-name="fr2" draw:name="Frame1" text:anchor-type="as-char" draw:z-index="0"><draw:text-box fo:min-height="0.041cm" fo:min-width="0.041cm"><text:p text:style-name="Mono">PdfEncryptAESV3::Authenticate</text:p></draw:text-box></draw:frame><text:s/>was rewritten by Andreas Brzesowsky in <text:a xlink:type="simple" xlink:href="https://github.com/podofo/podofo/pull/339/changes/eb792ef58d81767af6a7ac5437b50b9802c5a792" text:style-name="Internet_20_link" text:visited-style-name="Visited_20_Internet_20_Link">eb792ef58d81767af6a7ac5437b50b9802c5a792</text:a></text:p>
      <text:p text:style-name="P1"><text:span text:style-name="T1">Commit </text:span><text:a xlink:type="simple" xlink:href="https://github.com/podofo/podofo/commit/eb24af30943d060b01e05a721c304f10f756f28d" text:style-name="Internet_20_link" text:visited-style-name="Visited_20_Internet_20_Link">eb24af30943d060b01e05a721c304f10f756f28d</text:a></text:p>
      <text:p text:style-name="P4">PdfEncryptRC4Base::RC4 -&gt; void RC4Encrypt(EVP_CIPHER_CTX* ctx, const unsigned char* key, unsigned keylen, const unsigned char* textin, size_t textlen, unsigned char* textout, size_t textoutlen)</text:p>
      <text:p text:style-name="P4">PdfEncryptMD5Base::ComputeOwnerKey<text:span text:style-name="T3"> and </text:span>PdfEncryptMD5Base::ComputeEncryptionKey<text:span text:style-name="T3"> use RC4</text:span></text:p>
      <text:p text:style-name="Text_20_body"><text:span text:style-name="T2">PdfEncryptAESBase::AES</text:span><text:span text:style-name="T3"> -&gt; </text:span><text:span text:style-name="T2">void AESEncrypt(EVP_CIPHER_CTX* ctx, const unsigned char* key, unsigned keyLen, const unsigned char* iv, const unsigned char* textin, size_t textlen, unsigned char* textout, size_t textoutlen)</text:span><text:span text:style-name="T3">. Rewritten in </text:span><text:a xlink:type="simple" xlink:href="https://github.com/podofo/podofo/commit/9cd1e6b81329a93ed2423eec81b44cdb7af4fe9a" text:style-name="Internet_20_link" text:visited-style-name="Visited_20_Internet_20_Link"><text:span text:style-name="T3">9cd1e6b81329a93ed2423eec81b44cdb7af4fe9a</text:span></text:a><text:span text:style-name="T3"> .</text:span></text:p>
      <text:p text:style-name="Text_20_body"><text:span text:style-name="T2"><draw:frame draw:style-name="fr2" draw:name="Frame4" text:anchor-type="as-char" draw:z-index="3"><draw:text-box fo:min-height="0.041cm" fo:min-width="0.041cm"><text:p text:style-name="P5">Also </text:p></draw:text-box></draw:frame></text:span><text:span text:style-name="T2">AESCryptoEngine</text:span> and <text:span text:style-name="T2">RC4CryptoEngine</text:span> caching was rewritten in <text:a xlink:type="simple" xlink:href="https://github.com/podofo/podofo/commit/9cd1e6b81329a93ed2423eec81b44cdb7af4fe9a" text:style-name="Internet_20_link" text:visited-style-name="Visited_20_Internet_20_Link">9cd1e6b81329a93ed2423eec81b44cdb7af4fe9a</text:a>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ono" style:family="paragraph" style:parent-style-name="Text_20_body">
      <style:paragraph-properties fo:margin-top="0cm" fo:margin-bottom="0cm" style:contextual-spacing="false"/>
      <style:text-properties style:font-name="Courier New" fo:font-family="'Courier New'" style:font-family-generic="modern" style:font-pitch="fixe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6T22:49:01.596633400</meta:creation-date>
    <dc:date>2026-04-17T00:23:06.995362400</dc:date>
    <meta:editing-duration>PT37M59S</meta:editing-duration>
    <meta:editing-cycles>2</meta:editing-cycles>
    <meta:generator>LibreOffice/26.2.1.2$Windows_X86_64 LibreOffice_project/620$Build-2</meta:generator>
    <meta:document-statistic meta:table-count="0" meta:image-count="0" meta:object-count="0" meta:page-count="2" meta:paragraph-count="27" meta:word-count="323" meta:character-count="3959" meta:non-whitespace-character-count="3657"/>
  </office:meta>
</office:document-meta>
</file>